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0000002BBB4C15A292A4ABF7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58b" officeooo:paragraph-rsid="001bb5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n1" text:anchor-type="char" svg:width="17cm" svg:height="10.92cm" draw:z-index="0"><draw:image xlink:href="Pictures/1000000100000440000002BBB4C15A292A4ABF7A.png" xlink:type="simple" xlink:show="embed" xlink:actuate="onLoad" draw:mime-type="image/png"/></draw:frame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6:17:37.931000000</meta:creation-date>
    <dc:date>2023-09-20T19:42:38.085000000</dc:date>
    <meta:editing-duration>PT3H25M1S</meta:editing-duration>
    <meta:editing-cycles>1</meta:editing-cycles>
    <meta:document-statistic meta:table-count="0" meta:image-count="1" meta:object-count="0" meta:page-count="1" meta:paragraph-count="1" meta:word-count="0" meta:character-count="3" meta:non-whitespace-character-count="0"/>
    <meta:generator>LibreOffice/7.6.0.3$Windows_X86_64 LibreOffice_project/69edd8b8ebc41d00b4de3915dc82f8f0fc3b6265</meta:generator>
  </office:meta>
</office:document-meta>
</file>